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What is a community college ?</text:p>
      <text:p text:style-name="Standard">2. Do CC offer 4 year degrees ?</text:p>
      <text:p text:style-name="Standard">3. Why would someone not seeking a degree go to cc ?</text:p>
      <text:p text:style-name="Standard">4. How can CC save a student money ?</text:p>
      <text:p text:style-name="Standard">5. List 4 reasons for going to CC</text:p>
      <text:p text:style-name="Standard">6. List 3 ways CC differs from 4 years colleg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54S</meta:editing-duration>
    <meta:editing-cycles>3</meta:editing-cycles>
    <meta:generator>OpenOffice/4.0.0$Win32 OpenOffice.org_project/400m3$Build-9702</meta:generator>
    <dc:date>2014-10-13T11:53:38.34</dc:date>
    <meta:document-statistic meta:table-count="0" meta:image-count="0" meta:object-count="0" meta:page-count="1" meta:paragraph-count="6" meta:word-count="54" meta:character-count="232"/>
    <meta:user-defined meta:name="Info 1"/>
    <meta:user-defined meta:name="Info 2"/>
    <meta:user-defined meta:name="Info 3"/>
    <meta:user-defined meta:name="Info 4"/>
  </office:meta>
</office:document-meta>
</file>